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BIG_5f_NUMBER-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2" style:family="presentation" style:parent-style-name="BIG_5f_NUMB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4"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00%" fo:text-align="start" fo:text-indent="0cm" style:writing-mode="lr-tb"/>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loext:graphic-properties draw:fill="solid" draw:fill-color="#e9edee"/>
      <style:paragraph-properties fo:text-align="start"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80pt"/>
    </style:style>
    <style:style style:name="P16"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aleway" fo:font-size="52pt" fo:letter-spacing="normal" fo:font-style="normal" style:text-underline-style="none" fo:font-weight="bold" style:font-name-asian="Raleway" style:font-size-asian="52pt" style:font-style-asian="normal" style:font-weight-asian="bold" style:font-name-complex="Raleway" style:font-size-complex="52pt" style:font-style-complex="normal" style:font-weight-complex="bold"/>
    </style:style>
    <style:style style:name="T9"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96cm" text:min-label-width="0.874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Présentation Architecture web</text:span></text:p>
          </draw:text-box>
        </draw:frame>
        <draw:frame draw:name="Google Shape;87;p13" presentation:style-name="pr2" draw:text-style-name="P4" draw:layer="layout" svg:width="21.355cm" svg:height="1.502cm" svg:x="2.027cm" svg:y="8.814cm" presentation:class="subtitle" presentation:user-transformed="true">
          <draw:text-box>
            <text:list text:style-name="L2">
              <text:list-item>
                <text:p text:style-name="P3"><text:span text:style-name="T2">Nguyen Hoanh Duc Trung </text:span></text:p>
              </text:list-item>
              <text:list-item>
                <text:p text:style-name="P3"><text:span text:style-name="T2">Gustavo Pertuzati</text:span></text:p>
              </text:list-item>
            </text:list>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placeholder="true" presentation:user-transformed="true">
            <draw:text-box/>
          </draw:frame>
        </presentation:notes>
      </draw:page>
      <draw:page draw:name="Introduction générale"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1"><text:span text:style-name="T3">Introduction générale</text:span></text:p>
          </draw:text-box>
        </draw:frame>
        <draw:frame draw:name="Google Shape;93;p14" presentation:style-name="pr5" draw:text-style-name="P9" draw:layer="layout" svg:width="21.357cm" svg:height="6.28cm" svg:x="2.026cm" svg:y="5.775cm" presentation:class="outline" presentation:user-transformed="true">
          <draw:text-box>
            <text:p text:style-name="P7"><text:span text:style-name="T4">Projet d’architecture web du 4ème semestre</text:span></text:p>
            <text:p text:style-name="P8"><text:span text:style-name="T4">Objectifs: </text:span></text:p>
            <text:list text:style-name="L5">
              <text:list-item>
                <text:p text:style-name="P8"><text:span text:style-name="T4">Appliquer les éléments vus en cours (JS10, NodeJS, Express) </text:span></text:p>
              </text:list-item>
              <text:list-item>
                <text:p text:style-name="P7"><text:span text:style-name="T4">Exposer une API CRUD complète</text:span></text:p>
              </text:list-item>
            </text:list>
          </draw:text-box>
        </draw:frame>
        <presentation:notes draw:style-name="dp2">
          <draw:page-thumbnail draw:name="Google Shape;89;ge1ea0d564b_1_0:notes" draw:style-name="gr1" draw:layer="layout" svg:width="16.932cm" svg:height="9.524cm" svg:x="1.059cm" svg:y="1.905cm" draw:page-number="2" presentation:class="page"/>
          <draw:frame draw:name="Google Shape;90;ge1ea0d564b_1_0:notes" presentation:style-name="pr6" draw:text-style-name="P5" draw:layer="layout" svg:width="15.239cm" svg:height="11.429cm" svg:x="1.905cm" svg:y="12.065cm" presentation:class="notes" presentation:placeholder="true" presentation:user-transformed="true">
            <draw:text-box/>
          </draw:frame>
        </presentation:notes>
      </draw:page>
      <draw:page draw:name="Introduction générale" draw:style-name="dp1" draw:master-page-name="TITLE_5f_AND_5f_BODY" presentation:presentation-page-layout-name="AL2T1">
        <draw:frame draw:name="Google Shape;98;p15" presentation:style-name="pr4" draw:text-style-name="P6" draw:layer="layout" svg:width="21.357cm" svg:height="1.486cm" svg:x="2.026cm" svg:y="3.663cm" presentation:class="title" presentation:user-transformed="true">
          <draw:text-box>
            <text:p text:style-name="P1"><text:span text:style-name="T3">Introduction générale</text:span></text:p>
          </draw:text-box>
        </draw:frame>
        <draw:frame draw:name="Google Shape;99;p15" presentation:style-name="pr5" draw:text-style-name="P9" draw:layer="layout" svg:width="21.357cm" svg:height="6.28cm" svg:x="2.026cm" svg:y="5.775cm" presentation:class="outline" presentation:user-transformed="true">
          <draw:text-box>
            <text:list text:style-name="L5">
              <text:list-item>
                <text:p text:style-name="P10"><text:span text:style-name="T4">API CRUD</text:span></text:p>
              </text:list-item>
            </text:list>
            <text:list text:style-name="L6">
              <text:list-item>
                <text:list>
                  <text:list-item>
                    <text:p text:style-name="P10"><text:span text:style-name="T5">Structure générale</text:span></text:p>
                  </text:list-item>
                  <text:list-item>
                    <text:p text:style-name="P10"><text:span text:style-name="T5">Besoin et contraintes</text:span></text:p>
                  </text:list-item>
                </text:list>
              </text:list-item>
              <text:list-item>
                <text:p text:style-name="P10"><text:span text:style-name="T4">JWT Token</text:span></text:p>
              </text:list-item>
              <text:list-item>
                <text:p text:style-name="P10"><text:span text:style-name="T4">Conclusion</text:span></text:p>
              </text:list-item>
              <text:list-item>
                <text:p text:style-name="P10"><text:span text:style-name="T4">Démonstration</text:span></text:p>
              </text:list-item>
            </text:list>
          </draw:text-box>
        </draw:frame>
        <presentation:notes draw:style-name="dp2">
          <draw:page-thumbnail draw:name="Google Shape;95;ge1ea0d564b_1_37:notes" draw:style-name="gr1" draw:layer="layout" svg:width="16.932cm" svg:height="9.524cm" svg:x="1.059cm" svg:y="1.905cm" draw:page-number="3" presentation:class="page"/>
          <draw:frame draw:name="Google Shape;96;ge1ea0d564b_1_37:notes" presentation:style-name="pr7" draw:text-style-name="P5" draw:layer="layout" svg:width="15.239cm" svg:height="11.429cm" svg:x="1.905cm" svg:y="12.065cm" presentation:class="notes" presentation:placeholder="true" presentation:user-transformed="true">
            <draw:text-box/>
          </draw:frame>
        </presentation:notes>
      </draw:page>
      <draw:page draw:name="API CRUD " draw:style-name="dp1" draw:master-page-name="TITLE_5f_AND_5f_BODY" presentation:presentation-page-layout-name="AL2T1">
        <draw:frame draw:name="Google Shape;104;p16" presentation:style-name="pr4" draw:text-style-name="P6" draw:layer="layout" svg:width="21.357cm" svg:height="1.486cm" svg:x="2.026cm" svg:y="3.663cm" presentation:class="title" presentation:user-transformed="true">
          <draw:text-box>
            <text:p text:style-name="P1"><text:span text:style-name="T3">API CRUD </text:span></text:p>
          </draw:text-box>
        </draw:frame>
        <draw:custom-shape draw:name="Google Shape;105;p16" draw:style-name="gr2" draw:text-style-name="P12" draw:layer="layout" svg:width="3.457cm" svg:height="6.051cm" svg:x="12.13cm" svg:y="4.845cm">
          <text:p text:style-name="P7"><text:span text:style-name="T4">GET </text:span></text:p>
          <text:p text:style-name="P8"><text:span text:style-name="T4">POST</text:span></text:p>
          <text:p text:style-name="P8"><text:span text:style-name="T4">PUT</text:span></text:p>
          <text:p text:style-name="P8"><text:span text:style-name="T4">DELETE</text:span></text:p>
          <text:p text:style-name="P11"><text:span text:style-name="T4">http methods</text:span></text:p>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Google Shape;106;p16" draw:style-name="gr3" draw:text-style-name="P12" draw:layer="layout" svg:width="4.678cm" svg:height="3.636cm" svg:x="18.675cm" svg:y="6.052cm">
          <text:p text:style-name="P1"><text:span text:style-name="T6">Application</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07;p16" draw:style-name="gr3" draw:text-style-name="P12" draw:layer="layout" svg:width="3.17cm" svg:height="4.677cm" svg:x="4.677cm" svg:y="5.532cm">
          <text:p text:style-name="P1"><text:span text:style-name="T6">meals.json</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108;p16" draw:style-name="gr4" draw:text-style-name="P13" draw:layer="layout" svg:width="4.504cm" svg:height="2.631cm" draw:transform="rotate (-3.14159265358979) translate (12.353cm 7.871cm)">
          <text:p/>
          <draw:enhanced-geometry draw:mirror-horizontal="true" draw:mirror-vertical="false" svg:viewBox="0 0 21600 21600" draw:type="mso-spt32" draw:enhanced-path="M 0 0 L 21600 21600 N"/>
        </draw:custom-shape>
        <draw:custom-shape draw:name="Google Shape;109;p16" draw:style-name="gr4" draw:text-style-name="P13" draw:layer="layout" svg:width="4.542cm" svg:height="1.587cm" draw:transform="rotate (-3.14159265358979) translate (12.392cm 7.871cm)">
          <text:p/>
          <draw:enhanced-geometry draw:mirror-horizontal="true" draw:mirror-vertical="false" svg:viewBox="0 0 21600 21600" draw:type="mso-spt32" draw:enhanced-path="M 0 0 L 21600 21600 N"/>
        </draw:custom-shape>
        <draw:custom-shape draw:name="Google Shape;110;p16" draw:style-name="gr4" draw:text-style-name="P13" draw:layer="layout" svg:width="4.562cm" svg:height="0.562cm" draw:transform="rotate (-3.14159265358979) translate (12.411cm 7.871cm)">
          <text:p/>
          <draw:enhanced-geometry draw:mirror-horizontal="true" draw:mirror-vertical="false" svg:viewBox="0 0 21600 21600" draw:type="mso-spt32" draw:enhanced-path="M 0 0 L 21600 21600 N"/>
        </draw:custom-shape>
        <draw:custom-shape draw:name="Google Shape;111;p16" draw:style-name="gr4" draw:text-style-name="P13" draw:layer="layout" svg:width="4.504cm" svg:height="0.519cm" svg:x="7.848cm" svg:y="7.871cm">
          <text:p/>
          <draw:enhanced-geometry draw:mirror-horizontal="false" draw:mirror-vertical="false" svg:viewBox="0 0 21600 21600" draw:type="mso-spt32" draw:enhanced-path="M 0 0 L 21600 21600 N"/>
        </draw:custom-shape>
        <draw:custom-shape draw:name="Google Shape;112;p16" draw:style-name="gr4" draw:text-style-name="P13" draw:layer="layout" svg:width="5.253cm" svg:height="2.708cm" svg:x="13.435cm" svg:y="5.162cm">
          <text:p/>
          <draw:enhanced-geometry draw:mirror-horizontal="false" draw:mirror-vertical="false" svg:viewBox="0 0 21600 21600" draw:type="mso-spt32" draw:enhanced-path="M 0 0 L 21600 21600 N"/>
        </draw:custom-shape>
        <draw:custom-shape draw:name="Google Shape;113;p16" draw:style-name="gr4" draw:text-style-name="P13" draw:layer="layout" svg:width="5.041cm" svg:height="1.626cm" svg:x="13.648cm" svg:y="6.244cm">
          <text:p/>
          <draw:enhanced-geometry draw:mirror-horizontal="false" draw:mirror-vertical="false" svg:viewBox="0 0 21600 21600" draw:type="mso-spt32" draw:enhanced-path="M 0 0 L 21600 21600 N"/>
        </draw:custom-shape>
        <draw:custom-shape draw:name="Google Shape;114;p16" draw:style-name="gr4" draw:text-style-name="P13" draw:layer="layout" svg:width="5.292cm" svg:height="0.542cm" svg:x="13.397cm" svg:y="7.328cm">
          <text:p/>
          <draw:enhanced-geometry draw:mirror-horizontal="false" draw:mirror-vertical="false" svg:viewBox="0 0 21600 21600" draw:type="mso-spt32" draw:enhanced-path="M 0 0 L 21600 21600 N"/>
        </draw:custom-shape>
        <draw:custom-shape draw:name="Google Shape;115;p16" draw:style-name="gr4" draw:text-style-name="P13" draw:layer="layout" svg:width="4.615cm" svg:height="0.577cm" draw:transform="rotate (-3.14159265358979) translate (18.688cm 8.449cm)">
          <text:p/>
          <draw:enhanced-geometry draw:mirror-horizontal="true" draw:mirror-vertical="false" svg:viewBox="0 0 21600 21600" draw:type="mso-spt32" draw:enhanced-path="M 0 0 L 21600 21600 N"/>
        </draw:custom-shape>
        <draw:frame draw:name="Google Shape;116;p16" presentation:style-name="pr5" draw:text-style-name="P9" draw:layer="layout" svg:width="8.432cm" svg:height="3.833cm" svg:x="2.046cm" svg:y="10.453cm" presentation:class="outline" presentation:user-transformed="true">
          <draw:text-box>
            <text:p text:style-name="P7"><text:span text:style-name="T4">Besoin en lien avec les méthodes http:</text:span></text:p>
            <text:list text:style-name="L8">
              <text:list-item>
                <text:p text:style-name="P8"><text:span text:style-name="T4">le userEmail de l’utilisateur</text:span></text:p>
              </text:list-item>
              <text:list-item>
                <text:p text:style-name="P7"><text:span text:style-name="T4">l'URL de la recette </text:span></text:p>
              </text:list-item>
              <text:list-item>
                <text:p text:style-name="P7"><text:span text:style-name="T4">une note attribué</text:span></text:p>
              </text:list-item>
            </text:list>
            <text:p text:style-name="P14"><text:span text:style-name="T4"/></text:p>
          </draw:text-box>
        </draw:frame>
        <presentation:notes draw:style-name="dp2">
          <draw:page-thumbnail draw:name="Google Shape;101;ge1ea0d564b_1_10:notes" draw:style-name="gr1" draw:layer="layout" svg:width="16.932cm" svg:height="9.524cm" svg:x="1.059cm" svg:y="1.905cm" draw:page-number="4" presentation:class="page"/>
          <draw:frame draw:name="Google Shape;102;ge1ea0d564b_1_10:notes" presentation:style-name="pr8" draw:text-style-name="P5" draw:layer="layout" svg:width="15.239cm" svg:height="11.429cm" svg:x="1.905cm" svg:y="12.065cm" presentation:class="notes" presentation:placeholder="true" presentation:user-transformed="true">
            <draw:text-box/>
          </draw:frame>
        </presentation:notes>
      </draw:page>
      <draw:page draw:name="Jwt Token" draw:style-name="dp1" draw:master-page-name="TITLE_5f_AND_5f_BODY" presentation:presentation-page-layout-name="AL2T1">
        <draw:frame draw:name="Google Shape;121;p17" presentation:style-name="pr4" draw:text-style-name="P6" draw:layer="layout" svg:width="21.357cm" svg:height="1.486cm" svg:x="2.026cm" svg:y="3.663cm" presentation:class="title" presentation:user-transformed="true">
          <draw:text-box>
            <text:p text:style-name="P1"><text:span text:style-name="T3">Jwt Token</text:span></text:p>
          </draw:text-box>
        </draw:frame>
        <draw:frame draw:name="Google Shape;122;p17" presentation:style-name="pr5" draw:text-style-name="P9" draw:layer="layout" svg:width="21.357cm" svg:height="6.28cm" svg:x="2.026cm" svg:y="5.775cm" presentation:class="outline" presentation:user-transformed="true">
          <draw:text-box>
            <text:p text:style-name="P7"><text:span text:style-name="T4">Principe utilisation:</text:span></text:p>
            <text:list text:style-name="L5">
              <text:list-item>
                <text:p text:style-name="P8"><text:span text:style-name="T4">l’utilisateur possède un access token et un refresh token après avoir été connecter. </text:span></text:p>
              </text:list-item>
            </text:list>
            <text:list text:style-name="L6">
              <text:list-item>
                <text:list>
                  <text:list-item>
                    <text:p text:style-name="P7"><text:span text:style-name="T5">access token permet d’accéder à une ressource et possède un time limit.</text:span></text:p>
                  </text:list-item>
                  <text:list-item>
                    <text:p text:style-name="P7"><text:span text:style-name="T5">le refresh token permet de régénérer un access token. </text:span></text:p>
                  </text:list-item>
                </text:list>
              </text:list-item>
              <text:list-item>
                <text:p text:style-name="P7"><text:span text:style-name="T4">l’utilisateur va accéder à une ressource après avoir passé le middleware.</text:span></text:p>
              </text:list-item>
              <text:list-item>
                <text:p text:style-name="P7"><text:span text:style-name="T4">Lorsque l’utilisateur n’a plus besoin du token. Il envoie son refresh token. Ce refresh token sera enlevé du stockage des refresh token.</text:span></text:p>
              </text:list-item>
            </text:list>
            <text:p text:style-name="P11"><text:span text:style-name="T4"/></text:p>
          </draw:text-box>
        </draw:frame>
        <presentation:notes draw:style-name="dp2">
          <draw:page-thumbnail draw:name="Google Shape;118;ge1ea0d564b_1_15:notes" draw:style-name="gr1" draw:layer="layout" svg:width="16.932cm" svg:height="9.524cm" svg:x="1.059cm" svg:y="1.905cm" draw:page-number="5" presentation:class="page"/>
          <draw:frame draw:name="Google Shape;119;ge1ea0d564b_1_15:notes" presentation:style-name="pr9" draw:text-style-name="P5" draw:layer="layout" svg:width="15.239cm" svg:height="11.429cm" svg:x="1.905cm" svg:y="12.065cm" presentation:class="notes" presentation:placeholder="true" presentation:user-transformed="true">
            <draw:text-box/>
          </draw:frame>
        </presentation:notes>
      </draw:page>
      <draw:page draw:name="Conclusion" draw:style-name="dp1" draw:master-page-name="BIG_5f_NUMBER">
        <draw:frame draw:name="Google Shape;127;p18" presentation:style-name="pr10" draw:text-style-name="P9" draw:layer="layout" svg:width="21.356cm" svg:height="5.074cm" svg:x="2.026cm" svg:y="5.628cm" presentation:class="outline" presentation:user-transformed="true">
          <draw:text-box>
            <text:p text:style-name="P7"><text:span text:style-name="T7">Les apports sur le plan technique:</text:span></text:p>
            <text:list text:style-name="L12">
              <text:list-item>
                <text:p text:style-name="P8"><text:span text:style-name="T7">Mis en place d’un API Crud</text:span></text:p>
              </text:list-item>
              <text:list-item>
                <text:p text:style-name="P7"><text:span text:style-name="T7">Authentification JWT</text:span></text:p>
              </text:list-item>
              <text:list-item>
                <text:p text:style-name="P7"><text:span text:style-name="T7">Quelques changements : ne pas être dépendant du frontend</text:span></text:p>
              </text:list-item>
            </text:list>
            <text:p text:style-name="P8"><text:span text:style-name="T7">Retour réflectif:</text:span></text:p>
            <text:list text:continue-numbering="true" text:style-name="L12">
              <text:list-item>
                <text:p text:style-name="P8"><text:span text:style-name="T7">Projet intéressant, mais compliqué... </text:span></text:p>
              </text:list-item>
            </text:list>
          </draw:text-box>
        </draw:frame>
        <draw:frame draw:name="Google Shape;128;p18" presentation:style-name="pr11" draw:text-style-name="P15" draw:layer="layout" svg:width="21.356cm" svg:height="3.457cm" svg:x="2.026cm" svg:y="2.039cm" presentation:class="title" presentation:user-transformed="true">
          <draw:text-box>
            <text:p text:style-name="P1"><text:span text:style-name="T8">Conclusion</text:span></text:p>
          </draw:text-box>
        </draw:frame>
        <presentation:notes draw:style-name="dp2">
          <draw:page-thumbnail draw:name="Google Shape;124;ge1ea0d564b_0_99:notes" draw:style-name="gr1" draw:layer="layout" svg:width="16.932cm" svg:height="9.524cm" svg:x="1.059cm" svg:y="1.905cm" draw:page-number="6" presentation:class="page"/>
          <draw:frame draw:name="Google Shape;125;ge1ea0d564b_0_99:notes" presentation:style-name="pr12" draw:text-style-name="P5" draw:layer="layout" svg:width="15.239cm" svg:height="11.429cm" svg:x="1.905cm" svg:y="12.065cm" presentation:class="notes" presentation:placeholder="true" presentation:user-transformed="true">
            <draw:text-box/>
          </draw:frame>
        </presentation:notes>
      </draw:page>
      <draw:page draw:name="Démonstration" draw:style-name="dp1" draw:master-page-name="MAIN_5f_POINT">
        <draw:frame draw:name="Google Shape;133;p19" presentation:style-name="pr13" draw:text-style-name="P16" draw:layer="layout" svg:width="19.502cm" svg:height="8.291cm" svg:x="2.026cm" svg:y="2.401cm" presentation:class="title" presentation:user-transformed="true">
          <draw:text-box>
            <text:p text:style-name="P1"><text:span text:style-name="T9">Démonstration</text:span></text:p>
          </draw:text-box>
        </draw:frame>
        <presentation:notes draw:style-name="dp2">
          <draw:page-thumbnail draw:name="Google Shape;130;ge1ea0d564b_0_108:notes" draw:style-name="gr1" draw:layer="layout" svg:width="16.932cm" svg:height="9.524cm" svg:x="1.059cm" svg:y="1.905cm" draw:page-number="7" presentation:class="page"/>
          <draw:frame draw:name="Google Shape;131;ge1ea0d564b_0_108:notes" presentation:style-name="pr1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a9988"/>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1a9988"/>
    </style:style>
    <style:style style:name="Mdp4" style:family="drawing-page">
      <style:drawing-page-properties draw:background-size="border" draw:fill="solid" draw:fill-color="#eb560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BIG_5f_NUMBER-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Mpr8"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9" style:family="presentation" style:parent-style-name="BIG_5f_NUMBER-backgroundobjects">
      <style:graphic-properties draw:stroke="none" draw:fill="none" draw:fill-color="#ffffff" draw:auto-grow-height="false" fo:min-height="1.27cm"/>
    </style:style>
    <style:style style:name="Mpr10" style:family="presentation" style:parent-style-name="BIG_5f_NUMBER-backgroundobjects">
      <style:graphic-properties draw:stroke="none" draw:fill="none" draw:fill-color="#ffffff" draw:textarea-vertical-align="bottom" draw:auto-grow-height="false" fo:min-height="1.27cm"/>
    </style:style>
    <style:style style:name="Mpr11"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MAIN_5f_POINT-backgroundobjects">
      <style:graphic-properties draw:stroke="none" draw:fill="none" draw:fill-color="#ffffff" draw:auto-grow-height="false" fo:min-height="1.27cm"/>
    </style:style>
    <style:style style:name="Mpr13"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start" fo:text-indent="0cm" style:writing-mode="lr-tb"/>
      <style:text-properties fo:font-size="80pt"/>
    </style:style>
    <style:style style:name="MP12" style:family="paragraph">
      <loext:graphic-properties draw:fill="none"/>
      <style:paragraph-properties fo:text-align="start" style:font-independent-line-spacing="true"/>
      <style:text-properties fo:font-size="80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aleway" fo:font-size="80pt" fo:letter-spacing="normal" fo:font-style="normal" style:text-underline-style="none" fo:font-weight="bold" style:font-name-asian="Raleway" style:font-size-asian="80pt" style:font-style-asian="normal" style:font-weight-asian="bold" style:font-name-complex="Raleway" style:font-size-complex="80pt" style:font-style-complex="normal" style:font-weight-complex="bold"/>
    </style:style>
    <style:style style:name="MT3"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3">
      <draw:g draw:name="Google Shape;74;p11">
        <draw:custom-shape draw:name="Google Shape;75;p11"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1"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p11" presentation:style-name="Mpr7" draw:text-style-name="MP12" draw:layer="backgroundobjects" svg:width="21.356cm" svg:height="3.457cm" svg:x="2.026cm" svg:y="2.039cm" presentation:class="title" presentation:user-transformed="true">
        <draw:text-box>
          <text:p text:style-name="MP11"><text:span text:style-name="MT2">xx%</text:span></text:p>
        </draw:text-box>
      </draw:frame>
      <draw:frame draw:name="Google Shape;78;p11" presentation:style-name="BIG_5f_NUMBER-outline1" draw:layer="backgroundobjects" svg:width="21.356cm" svg:height="4.389cm" svg:x="2.026cm" svg:y="6.314cm" presentation:class="outline" presentation:placeholder="true" presentation:user-transformed="true">
        <draw:text-box/>
      </draw:frame>
      <draw:frame draw:name="Google Shape;79;p11" presentation:style-name="Mpr8" draw:text-style-name="MP9" draw:layer="backgroundobjects" svg:width="1.523cm" svg:height="1.092cm" svg:x="23.712cm" svg:y="13.194cm" presentation:class="page-number" presentation:user-transformed="true">
        <draw:text-box>
          <text:p text:style-name="MP8"><text:span text:style-name="MT3"><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4">
      <draw:g draw:name="Google Shape;56;p8">
        <draw:custom-shape draw:name="Google Shape;57;p8"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11" draw:text-style-name="MP9" draw:layer="backgroundobjects" svg:width="1.523cm" svg:height="1.092cm" svg:x="23.712cm" svg:y="13.194cm" presentation:class="page-number" presentation:user-transformed="true">
        <draw:text-box>
          <text:p text:style-name="MP8"><text:span text:style-name="MT3"><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7"/>
    <meta:generator>LibreOfficeDev/6.0.5.2$Linux_X86_64 LibreOffice_project/</meta:generator>
  </office:meta>
</office:document-meta>
</file>